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0.386cm" fo:min-width="0.4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4cm" svg:height="1.905cm" svg:x="1.27cm" svg:y="1.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66%" draw:cy="33%" draw:start-color="#ffbf00" draw:end-color="#e6e905" draw:start-intensity="100%" draw:end-intensity="100%" draw:border="33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13:26:17.914591663</meta:creation-date>
    <dc:date>2022-05-30T13:30:16.290534633</dc:date>
    <meta:editing-duration>PT4M</meta:editing-duration>
    <meta:editing-cycles>1</meta:editing-cycles>
    <meta:document-statistic meta:object-count="24"/>
    <meta:generator>LibreOffice/7.0.4.2$Linux_X86_64 LibreOffice_project/00$Build-2</meta:generator>
  </office:meta>
</office:document-meta>
</file>